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97870" officeooo:paragraph-rsid="000978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وزارة الخارجية /الأحوال الشخصية <text:s/>961/1333100</text:p>
      <text:p text:style-name="P1">الاتصال بشهر آب .</text:p>
      <text:p text:style-name="P1"><text:s/>، رقم الكتاب : 465 تاريخ: 18-06-2014</text:p>
      <text:p text:style-name="P1">رقم الحقيبة : 6 تاريخ 04-07-2014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7-23T10:35:18.298662359</meta:creation-date>
    <dc:date>2014-07-23T10:39:10.648823393</dc:date>
    <dc:creator>Mohamed Tleis</dc:creator>
    <meta:editing-duration>P0D</meta:editing-duration>
    <meta:editing-cycles>1</meta:editing-cycles>
    <meta:document-statistic meta:table-count="0" meta:image-count="0" meta:object-count="0" meta:page-count="1" meta:paragraph-count="4" meta:word-count="22" meta:character-count="130" meta:non-whitespace-character-count="110"/>
    <meta:generator>LibreOffice/4.2.5.2$Linux_X86_64 LibreOffice_project/420m0$Build-2</meta:generator>
  </office:meta>
</office:document-meta>
</file>